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>
      <style:text-properties officeooo:rsid="0112d74f" officeooo:paragraph-rsid="0112d74f"/>
    </style:style>
    <style:style style:name="P39" style:family="paragraph" style:parent-style-name="Standard" style:list-style-name="List_20_1">
      <style:text-properties officeooo:rsid="000f75ac" officeooo:paragraph-rsid="000f75ac"/>
    </style:style>
    <style:style style:name="P40" style:family="paragraph" style:parent-style-name="Standard" style:list-style-name="List_20_1">
      <style:text-properties officeooo:rsid="0015b38c" officeooo:paragraph-rsid="0015b38c"/>
    </style:style>
    <style:style style:name="P41" style:family="paragraph" style:parent-style-name="Standard" style:list-style-name="List_20_1">
      <style:text-properties officeooo:rsid="003c646f" officeooo:paragraph-rsid="003c646f"/>
    </style:style>
    <style:style style:name="P42" style:family="paragraph" style:parent-style-name="Standard" style:list-style-name="List_20_1">
      <style:text-properties officeooo:rsid="003b42ec" officeooo:paragraph-rsid="003b42ec"/>
    </style:style>
    <style:style style:name="P43" style:family="paragraph" style:parent-style-name="Standard" style:list-style-name="List_20_1">
      <style:text-properties officeooo:rsid="00fdd1be" officeooo:paragraph-rsid="00fdd1be"/>
    </style:style>
    <style:style style:name="P44" style:family="paragraph" style:parent-style-name="Standard" style:list-style-name="List_20_1">
      <style:text-properties officeooo:rsid="00e46d5a" officeooo:paragraph-rsid="00e46d5a"/>
    </style:style>
    <style:style style:name="P45" style:family="paragraph" style:parent-style-name="Standard" style:list-style-name="List_20_1">
      <style:text-properties officeooo:rsid="001443b2" officeooo:paragraph-rsid="001443b2"/>
    </style:style>
    <style:style style:name="P46" style:family="paragraph" style:parent-style-name="Standard" style:list-style-name="List_20_1">
      <style:text-properties officeooo:rsid="002a50a8" officeooo:paragraph-rsid="002a50a8"/>
    </style:style>
    <style:style style:name="P47" style:family="paragraph" style:parent-style-name="Standard" style:list-style-name="List_20_1">
      <style:text-properties officeooo:rsid="0039f71a" officeooo:paragraph-rsid="0039f71a"/>
    </style:style>
    <style:style style:name="P48" style:family="paragraph" style:parent-style-name="Standard" style:list-style-name="List_20_1">
      <style:text-properties officeooo:rsid="003e3161" officeooo:paragraph-rsid="003e3161"/>
    </style:style>
    <style:style style:name="P49" style:family="paragraph" style:parent-style-name="Standard" style:list-style-name="List_20_1">
      <style:text-properties officeooo:rsid="0040125c" officeooo:paragraph-rsid="0040125c"/>
    </style:style>
    <style:style style:name="P50" style:family="paragraph" style:parent-style-name="Standard" style:list-style-name="List_20_1">
      <style:text-properties officeooo:rsid="010e4311" officeooo:paragraph-rsid="010e4311"/>
    </style:style>
    <style:style style:name="P51" style:family="paragraph" style:parent-style-name="Standard" style:list-style-name="List_20_1">
      <style:text-properties officeooo:rsid="0019de36" officeooo:paragraph-rsid="0019de36"/>
    </style:style>
    <style:style style:name="P52" style:family="paragraph" style:parent-style-name="Standard" style:list-style-name="List_20_1">
      <style:text-properties officeooo:rsid="001baff2" officeooo:paragraph-rsid="001baff2"/>
    </style:style>
    <style:style style:name="P53" style:family="paragraph" style:parent-style-name="Standard" style:list-style-name="List_20_1">
      <style:text-properties officeooo:rsid="0112d5a9" officeooo:paragraph-rsid="0112d5a9"/>
    </style:style>
    <style:style style:name="P54" style:family="paragraph" style:parent-style-name="Standard" style:list-style-name="List_20_1">
      <style:text-properties officeooo:rsid="008b1e1d" officeooo:paragraph-rsid="008b1e1d"/>
    </style:style>
    <style:style style:name="P55" style:family="paragraph" style:parent-style-name="Standard" style:list-style-name="List_20_1">
      <style:text-properties officeooo:rsid="008c419e" officeooo:paragraph-rsid="008c419e"/>
    </style:style>
    <style:style style:name="P56" style:family="paragraph" style:parent-style-name="Standard" style:list-style-name="List_20_1">
      <style:text-properties officeooo:rsid="00899f47" officeooo:paragraph-rsid="00899f47"/>
    </style:style>
    <style:style style:name="P57" style:family="paragraph" style:parent-style-name="Standard" style:list-style-name="List_20_1">
      <style:text-properties officeooo:rsid="00dca6ca" officeooo:paragraph-rsid="00dca6ca"/>
    </style:style>
    <style:style style:name="P58" style:family="paragraph" style:parent-style-name="Standard" style:list-style-name="List_20_1">
      <style:text-properties officeooo:rsid="001e5d97" officeooo:paragraph-rsid="001e5d97"/>
    </style:style>
    <style:style style:name="P59" style:family="paragraph" style:parent-style-name="Standard" style:list-style-name="List_20_1">
      <style:text-properties officeooo:rsid="00212ec9" officeooo:paragraph-rsid="00212ec9"/>
    </style:style>
    <style:style style:name="P60" style:family="paragraph" style:parent-style-name="Standard" style:list-style-name="List_20_1">
      <style:text-properties officeooo:rsid="004c2cd5" officeooo:paragraph-rsid="004c2cd5"/>
    </style:style>
    <style:style style:name="P61" style:family="paragraph" style:parent-style-name="Standard" style:list-style-name="List_20_1">
      <style:text-properties officeooo:rsid="002a5eb0" officeooo:paragraph-rsid="002a5eb0"/>
    </style:style>
    <style:style style:name="P62" style:family="paragraph" style:parent-style-name="Standard" style:list-style-name="List_20_1">
      <style:text-properties officeooo:rsid="002ba2e0" officeooo:paragraph-rsid="002ba2e0"/>
    </style:style>
    <style:style style:name="P63" style:family="paragraph" style:parent-style-name="Standard" style:list-style-name="List_20_1">
      <style:text-properties officeooo:rsid="00417a2a" officeooo:paragraph-rsid="00417a2a"/>
    </style:style>
    <style:style style:name="P64" style:family="paragraph" style:parent-style-name="Standard" style:list-style-name="List_20_1">
      <style:text-properties officeooo:rsid="0054cee8" officeooo:paragraph-rsid="0054cee8"/>
    </style:style>
    <style:style style:name="P65" style:family="paragraph" style:parent-style-name="Standard" style:list-style-name="List_20_1">
      <style:text-properties officeooo:rsid="00d977eb" officeooo:paragraph-rsid="00d977eb"/>
    </style:style>
    <style:style style:name="P66" style:family="paragraph" style:parent-style-name="Standard" style:list-style-name="List_20_1">
      <style:text-properties officeooo:rsid="00dbd369" officeooo:paragraph-rsid="00dbd369"/>
    </style:style>
    <style:style style:name="P67" style:family="paragraph" style:parent-style-name="Standard" style:list-style-name="List_20_1">
      <style:text-properties officeooo:rsid="00d9c75d" officeooo:paragraph-rsid="00d9c75d"/>
    </style:style>
    <style:style style:name="P68" style:family="paragraph" style:parent-style-name="Standard" style:list-style-name="List_20_1">
      <style:text-properties officeooo:rsid="00241e75" officeooo:paragraph-rsid="00241e75"/>
    </style:style>
    <style:style style:name="P69" style:family="paragraph" style:parent-style-name="Standard" style:list-style-name="List_20_1">
      <style:text-properties officeooo:rsid="0030c4d9" officeooo:paragraph-rsid="0030c4d9"/>
    </style:style>
    <style:style style:name="P70" style:family="paragraph" style:parent-style-name="Standard" style:list-style-name="List_20_1">
      <style:text-properties officeooo:rsid="002955c4" officeooo:paragraph-rsid="002955c4"/>
    </style:style>
    <style:style style:name="P71" style:family="paragraph" style:parent-style-name="Standard" style:list-style-name="List_20_1">
      <style:text-properties officeooo:rsid="00c1bc2b" officeooo:paragraph-rsid="00c1bc2b"/>
    </style:style>
    <style:style style:name="P72" style:family="paragraph" style:parent-style-name="Standard" style:list-style-name="List_20_1">
      <style:text-properties officeooo:rsid="00365c38" officeooo:paragraph-rsid="00365c38"/>
    </style:style>
    <style:style style:name="P73" style:family="paragraph" style:parent-style-name="Standard" style:list-style-name="List_20_1">
      <style:text-properties officeooo:rsid="00383a66" officeooo:paragraph-rsid="00383a66"/>
    </style:style>
    <style:style style:name="P74" style:family="paragraph" style:parent-style-name="Standard" style:list-style-name="List_20_1">
      <style:text-properties officeooo:rsid="00b5d1b5" officeooo:paragraph-rsid="00b5d1b5"/>
    </style:style>
    <style:style style:name="P75" style:family="paragraph" style:parent-style-name="Standard" style:list-style-name="List_20_1">
      <style:text-properties officeooo:rsid="005873b4" officeooo:paragraph-rsid="005873b4"/>
    </style:style>
    <style:style style:name="P76" style:family="paragraph" style:parent-style-name="Standard" style:list-style-name="List_20_1">
      <style:text-properties officeooo:rsid="005ea7a3" officeooo:paragraph-rsid="005ea7a3"/>
    </style:style>
    <style:style style:name="P77" style:family="paragraph" style:parent-style-name="Standard" style:list-style-name="List_20_1">
      <style:text-properties officeooo:rsid="00d08fb2" officeooo:paragraph-rsid="00d08fb2"/>
    </style:style>
    <style:style style:name="P78" style:family="paragraph" style:parent-style-name="Standard" style:list-style-name="List_20_1">
      <style:text-properties officeooo:rsid="005b8971" officeooo:paragraph-rsid="005b8971"/>
    </style:style>
    <style:style style:name="P79" style:family="paragraph" style:parent-style-name="Standard" style:list-style-name="List_20_1">
      <style:text-properties officeooo:rsid="005b94f0" officeooo:paragraph-rsid="005b94f0"/>
    </style:style>
    <style:style style:name="P80" style:family="paragraph" style:parent-style-name="Standard" style:list-style-name="List_20_1">
      <style:text-properties officeooo:rsid="005c84aa" officeooo:paragraph-rsid="005c84aa"/>
    </style:style>
    <style:style style:name="P81" style:family="paragraph" style:parent-style-name="Standard" style:list-style-name="List_20_1">
      <style:text-properties officeooo:rsid="0060872e" officeooo:paragraph-rsid="0060872e"/>
    </style:style>
    <style:style style:name="P82" style:family="paragraph" style:parent-style-name="Standard" style:list-style-name="List_20_1">
      <style:text-properties officeooo:rsid="0095954c" officeooo:paragraph-rsid="009ca9f2"/>
    </style:style>
    <style:style style:name="P83" style:family="paragraph" style:parent-style-name="Standard" style:list-style-name="List_20_1">
      <style:text-properties officeooo:rsid="0063f05d" officeooo:paragraph-rsid="0063f05d"/>
    </style:style>
    <style:style style:name="P84" style:family="paragraph" style:parent-style-name="Standard" style:list-style-name="List_20_1">
      <style:text-properties officeooo:rsid="006fc85b" officeooo:paragraph-rsid="006fc85b"/>
    </style:style>
    <style:style style:name="P85" style:family="paragraph" style:parent-style-name="Standard" style:list-style-name="List_20_1">
      <style:text-properties officeooo:rsid="006fc85b" officeooo:paragraph-rsid="007724bd"/>
    </style:style>
    <style:style style:name="P86" style:family="paragraph" style:parent-style-name="Standard" style:list-style-name="List_20_1">
      <style:text-properties officeooo:rsid="006fc85b" officeooo:paragraph-rsid="007979c0"/>
    </style:style>
    <style:style style:name="P87" style:family="paragraph" style:parent-style-name="Standard" style:list-style-name="List_20_1">
      <style:text-properties officeooo:rsid="006fc85b" officeooo:paragraph-rsid="007c9199"/>
    </style:style>
    <style:style style:name="P88" style:family="paragraph" style:parent-style-name="Standard" style:list-style-name="List_20_1">
      <style:text-properties officeooo:rsid="006fc85b" officeooo:paragraph-rsid="00df0887"/>
    </style:style>
    <style:style style:name="P89" style:family="paragraph" style:parent-style-name="Standard" style:list-style-name="List_20_1">
      <style:text-properties officeooo:rsid="006fc85b" officeooo:paragraph-rsid="00842f00"/>
    </style:style>
    <style:style style:name="P90" style:family="paragraph" style:parent-style-name="Standard" style:list-style-name="List_20_1">
      <style:text-properties officeooo:rsid="006fc85b" officeooo:paragraph-rsid="00e1ae0b"/>
    </style:style>
    <style:style style:name="P91" style:family="paragraph" style:parent-style-name="Standard" style:list-style-name="List_20_1">
      <style:text-properties officeooo:rsid="0071524a" officeooo:paragraph-rsid="0071524a"/>
    </style:style>
    <style:style style:name="P92" style:family="paragraph" style:parent-style-name="Standard" style:list-style-name="List_20_1">
      <style:text-properties officeooo:rsid="00dc495b" officeooo:paragraph-rsid="00dc495b"/>
    </style:style>
    <style:style style:name="P93" style:family="paragraph" style:parent-style-name="Standard" style:list-style-name="List_20_1">
      <style:text-properties officeooo:rsid="00cf1dcb" officeooo:paragraph-rsid="00cf1dcb"/>
    </style:style>
    <style:style style:name="P94" style:family="paragraph" style:parent-style-name="Standard" style:list-style-name="List_20_1">
      <style:text-properties officeooo:rsid="00d2db99" officeooo:paragraph-rsid="00d2db99"/>
    </style:style>
    <style:style style:name="P95" style:family="paragraph" style:parent-style-name="Standard" style:list-style-name="List_20_1">
      <style:text-properties officeooo:rsid="00d46efd" officeooo:paragraph-rsid="00d46efd"/>
    </style:style>
    <style:style style:name="P96" style:family="paragraph" style:parent-style-name="Standard" style:list-style-name="List_20_1">
      <style:text-properties officeooo:rsid="007c9199" officeooo:paragraph-rsid="007c9199"/>
    </style:style>
    <style:style style:name="P97" style:family="paragraph" style:parent-style-name="Standard" style:list-style-name="List_20_1">
      <style:text-properties officeooo:rsid="00e05dde" officeooo:paragraph-rsid="00e05dde"/>
    </style:style>
    <style:style style:name="P98" style:family="paragraph" style:parent-style-name="Standard" style:list-style-name="List_20_1">
      <style:text-properties officeooo:rsid="00dfab49" officeooo:paragraph-rsid="00dfab49"/>
    </style:style>
    <style:style style:name="P99" style:family="paragraph" style:parent-style-name="Standard" style:list-style-name="List_20_1">
      <style:text-properties officeooo:rsid="008240d5" officeooo:paragraph-rsid="008240d5"/>
    </style:style>
    <style:style style:name="P100" style:family="paragraph" style:parent-style-name="Standard" style:list-style-name="List_20_1">
      <style:text-properties officeooo:rsid="009220d2" officeooo:paragraph-rsid="009220d2"/>
    </style:style>
    <style:style style:name="P101" style:family="paragraph" style:parent-style-name="Standard" style:list-style-name="List_20_1">
      <style:text-properties officeooo:rsid="00cbb092" officeooo:paragraph-rsid="00cbb092"/>
    </style:style>
    <style:style style:name="P102" style:family="paragraph" style:parent-style-name="Standard" style:list-style-name="List_20_1">
      <style:text-properties officeooo:rsid="00978961" officeooo:paragraph-rsid="00978961"/>
    </style:style>
    <style:style style:name="P103" style:family="paragraph" style:parent-style-name="Standard" style:list-style-name="List_20_1">
      <style:text-properties officeooo:rsid="00978961" officeooo:paragraph-rsid="00e1ae0b"/>
    </style:style>
    <style:style style:name="P104" style:family="paragraph" style:parent-style-name="Standard" style:list-style-name="List_20_1">
      <style:text-properties officeooo:rsid="00e0d4f7" officeooo:paragraph-rsid="00e0d4f7"/>
    </style:style>
    <style:style style:name="P105" style:family="paragraph" style:parent-style-name="Standard" style:list-style-name="List_20_1">
      <style:text-properties officeooo:rsid="00e43d0e" officeooo:paragraph-rsid="00e43d0e"/>
    </style:style>
    <style:style style:name="P106" style:family="paragraph" style:parent-style-name="Standard" style:list-style-name="List_20_1">
      <style:text-properties officeooo:rsid="00e27d9f" officeooo:paragraph-rsid="00e27d9f"/>
    </style:style>
    <style:style style:name="P107" style:family="paragraph" style:parent-style-name="Standard" style:list-style-name="List_20_1">
      <style:text-properties officeooo:rsid="00afc89a" officeooo:paragraph-rsid="00e1ae0b"/>
    </style:style>
    <style:style style:name="P108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9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10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11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12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3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4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5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6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7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8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9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20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4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5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6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7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8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29" style:family="paragraph" style:parent-style-name="Standard" style:list-style-name="List_20_1">
      <style:text-properties style:text-line-through-style="solid" style:text-line-through-type="single" officeooo:rsid="010cb21b" officeooo:paragraph-rsid="010cb21b"/>
    </style:style>
    <style:style style:name="P130" style:family="paragraph" style:parent-style-name="Standard" style:list-style-name="List_20_1">
      <style:text-properties style:text-line-through-style="solid" style:text-line-through-type="single" officeooo:rsid="0112d74f" officeooo:paragraph-rsid="0112d74f"/>
    </style:style>
    <style:style style:name="P131" style:family="paragraph" style:parent-style-name="Standard" style:list-style-name="List_20_1">
      <style:text-properties style:text-line-through-style="solid" style:text-line-through-type="single" officeooo:rsid="011578b2" officeooo:paragraph-rsid="011578b2"/>
    </style:style>
    <style:style style:name="P132" style:family="paragraph" style:parent-style-name="Standard" style:list-style-name="List_20_1">
      <style:text-properties style:text-line-through-style="solid" style:text-line-through-type="single" officeooo:rsid="01141d05" officeooo:paragraph-rsid="01141d05"/>
    </style:style>
    <style:style style:name="P133" style:family="paragraph" style:parent-style-name="Standard" style:list-style-name="List_20_1">
      <style:text-properties style:text-line-through-style="none" style:text-line-through-type="none" style:text-underline-style="none" officeooo:rsid="00f8bc58" officeooo:paragraph-rsid="00f8bc58"/>
    </style:style>
    <style:style style:name="P134" style:family="paragraph" style:parent-style-name="Standard" style:list-style-name="List_20_1">
      <style:text-properties style:text-line-through-style="none" style:text-line-through-type="none" style:text-underline-style="none" officeooo:rsid="00f990ce" officeooo:paragraph-rsid="00f990ce"/>
    </style:style>
    <style:style style:name="P135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P136" style:family="paragraph" style:parent-style-name="Standard" style:list-style-name="List_20_1">
      <style:text-properties style:text-line-through-style="none" style:text-line-through-type="none" officeooo:rsid="00fba720" officeooo:paragraph-rsid="00fba720"/>
    </style:style>
    <style:style style:name="P137" style:family="paragraph" style:parent-style-name="Standard" style:list-style-name="List_20_1">
      <style:text-properties officeooo:rsid="0068aa46" officeooo:paragraph-rsid="0068aa46"/>
    </style:style>
    <style:style style:name="P138" style:family="paragraph" style:parent-style-name="Standard" style:list-style-name="List_20_1">
      <style:text-properties officeooo:rsid="0112d74f" officeooo:paragraph-rsid="0112d74f"/>
    </style:style>
    <style:style style:name="P139" style:family="paragraph" style:parent-style-name="Standard" style:list-style-name="List_20_1">
      <style:text-properties officeooo:rsid="01141d05" officeooo:paragraph-rsid="01141d05"/>
    </style:style>
    <style:style style:name="P140" style:family="paragraph" style:parent-style-name="Standard" style:list-style-name="List_20_1">
      <style:text-properties officeooo:rsid="011cff22" officeooo:paragraph-rsid="011cff22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  <style:style style:name="T54" style:family="text">
      <style:text-properties officeooo:rsid="00ffa8de"/>
    </style:style>
    <style:style style:name="T55" style:family="text">
      <style:text-properties officeooo:rsid="0102c5de"/>
    </style:style>
    <style:style style:name="T56" style:family="text">
      <style:text-properties officeooo:rsid="010a2256"/>
    </style:style>
    <style:style style:name="T57" style:family="text">
      <style:text-properties officeooo:rsid="0110e65a"/>
    </style:style>
    <style:style style:name="T58" style:family="text">
      <style:text-properties style:text-line-through-style="solid" style:text-line-through-type="single"/>
    </style:style>
    <style:style style:name="T59" style:family="text">
      <style:text-properties officeooo:rsid="011d04db"/>
    </style:style>
    <style:style style:name="T60" style:family="text">
      <style:text-properties officeooo:rsid="011e7deb"/>
    </style:style>
    <style:style style:name="T61" style:family="text">
      <style:text-properties officeooo:rsid="011f6a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4090980543" text:style-name="List_20_1">
        <text:list-item>
          <text:p text:style-name="P39">Create a content management system (blog) whose content may be viewed by any member of the public</text:p>
        </text:list-item>
      </text:list>
      <text:p text:style-name="P3">Content Viewer</text:p>
      <text:list xml:id="list7290876621201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The <text:span text:style-name="T5">content </text:span>viewer will be in the form of a website.</text:p>
                        </text:list-item>
                        <text:list-item>
                          <text:p text:style-name="P40">The website will only be used for searching posts, viewing posts and adding comments</text:p>
                        </text:list-item>
                        <text:list-item>
                          <text:p text:style-name="P41">Users may only view published posts</text:p>
                        </text:list-item>
                        <text:list-item>
                          <text:p text:style-name="P41">Authors may preview posts prior to publishing them</text:p>
                        </text:list-item>
                        <text:list-item>
                          <text:p text:style-name="P42">Posts can be searched by category, subcategory and (maybe tags)</text:p>
                        </text:list-item>
                        <text:list-item>
                          <text:p text:style-name="P39">A non registered user of the website should be able to search for and view any content posted <text:span text:style-name="T60">by</text:span> <text:span text:style-name="T14">an author</text:span>.</text:p>
                        </text:list-item>
                        <text:list-item>
                          <text:p text:style-name="P39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9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3">User will also be required <text:span text:style-name="T61">to </text:span>add a display name that will be shown on any comments made by them <text:span text:style-name="T54">the display name must be unique</text:span></text:p>
                        </text:list-item>
                        <text:list-item>
                          <text:p text:style-name="P44">The user will be able to change his password</text:p>
                        </text:list-item>
                        <text:list-item>
                          <text:p text:style-name="P45">Only text comments may be posted by the user </text:p>
                        </text:list-item>
                        <text:list-item>
                          <text:p text:style-name="P45">Comments will only show once they have been approved by an adminstrator <text:span text:style-name="T6">or author</text:span></text:p>
                        </text:list-item>
                        <text:list-item>
                          <text:p text:style-name="P46">The website will be created using Blazor Web App .Net 8</text:p>
                        </text:list-item>
                        <text:list-item>
                          <text:p text:style-name="P47">The site will be styled using Bootstrap 5</text:p>
                        </text:list-item>
                        <text:list-item>
                          <text:p text:style-name="P48">The user and or author will need login every time a browser session is started</text:p>
                        </text:list-item>
                        <text:list-item>
                          <text:p text:style-name="P49">Comments <text:span text:style-name="T20">2</text:span> levels deep may be added</text:p>
                        </text:list-item>
                        <text:list-item>
                          <text:p text:style-name="P50">Serilog will be used to log exception and other u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7290792681240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Content creation and administration will be done using a <text:span text:style-name="T57">windows </text:span>desktop app</text:p>
                        </text:list-item>
                        <text:list-item>
                          <text:p text:style-name="P51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52">To gain acces to the app, the admin and/or author will need to login</text:p>
                        </text:list-item>
                        <text:list-item>
                          <text:p text:style-name="P53">Login page will display on startup</text:p>
                        </text:list-item>
                        <text:list-item>
                          <text:p text:style-name="P52">Several roles will be needed: administrator, author - <text:span text:style-name="T10">more may be added later</text:span></text:p>
                        </text:list-item>
                        <text:list-item>
                          <text:p text:style-name="P52">The administrator will have full access and permissions with the ability to added other administrators or authors</text:p>
                        </text:list-item>
                        <text:list-item>
                          <text:p text:style-name="P54">Categories and subcategories may only be added and edited by administrators</text:p>
                        </text:list-item>
                        <text:list-item>
                          <text:p text:style-name="P55">Authors can only see published categories and subcategories</text:p>
                        </text:list-item>
                        <text:list-item>
                          <text:p text:style-name="P52">The authors will only be able to create and edit <text:span text:style-name="T13">their own </text:span>content</text:p>
                        </text:list-item>
                        <text:list-item>
                          <text:p text:style-name="P56">Authors can add new tags or edit existing ones.</text:p>
                        </text:list-item>
                        <text:list-item>
                          <text:p text:style-name="P56">Authors may only use tags that they created</text:p>
                        </text:list-item>
                        <text:list-item>
                          <text:p text:style-name="P57">Tags will be used for SEO <text:span text:style-name="T50">and will be added to the head section in the content viewer</text:span></text:p>
                        </text:list-item>
                        <text:list-item>
                          <text:p text:style-name="P58">Each author or administrator will need their own copy of the desktop app</text:p>
                        </text:list-item>
                        <text:list-item>
                          <text:p text:style-name="P59">Content may be created using an external WYSIWYG editor – either commercial or open source and pasted into the content text area</text:p>
                        </text:list-item>
                        <text:list-item>
                          <text:p text:style-name="P59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60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61">The desktop app will be created using WPF</text:p>
                        </text:list-item>
                        <text:list-item>
                          <text:p text:style-name="P62">Accessing and saving any content will be through an ASP.Net WebAPI.</text:p>
                        </text:list-item>
                        <text:list-item>
                          <text:p text:style-name="P63">Comments that need approval may only be approved by the author of the post</text:p>
                        </text:list-item>
                        <text:list-item>
                          <text:p text:style-name="P64"><text:soft-page-break/>An author added will be given a default password that he will need to change the first time he logs in ??</text:p>
                        </text:list-item>
                        <text:list-item>
                          <text:p text:style-name="P50">Serilog will be used to log exception and other usage</text:p>
                        </text:list-item>
                        <text:list-item>
                          <text:p text:style-name="P65">A new post may be saved any time as long as it at least has a title <text:span text:style-name="T47">and category</text:span></text:p>
                        </text:list-item>
                        <text:list-item>
                          <text:p text:style-name="P66">Any part of the post may be altered</text:p>
                        </text:list-item>
                        <text:list-item>
                          <text:p text:style-name="P67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7290760712151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All text content will be store in a sql server database</text:p>
                        </text:list-item>
                        <text:list-item>
                          <text:p text:style-name="P68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9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7290863078061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71">Customs authentication and authorisation using Microsoft Identity <text:span text:style-name="T43">(JWT Tokens??)</text:span></text:p>
                        </text:list-item>
                        <text:list-item>
                          <text:p text:style-name="P4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7290743873947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Content will be stored as a Post</text:p>
                        </text:list-item>
                        <text:list-item>
                          <text:p text:style-name="P72">A post will have one main category but can have several subcategories</text:p>
                        </text:list-item>
                        <text:list-item>
                          <text:p text:style-name="P72">A post can have tages associated with it</text:p>
                        </text:list-item>
                        <text:list-item>
                          <text:p text:style-name="P73">A post can also have comments added <text:span text:style-name="T20">2</text:span> levels deep</text:p>
                        </text:list-item>
                        <text:list-item>
                          <text:p text:style-name="P42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72908503040437" text:continue-numbering="true" text:style-name="List_20_1">
        <text:list-item>
          <text:p text:style-name="P74">Many posts can fall under a main category</text:p>
        </text:list-item>
        <text:list-item>
          <text:p text:style-name="P75">A post can only <text:span text:style-name="T40">foll under one</text:span> main category</text:p>
        </text:list-item>
        <text:list-item>
          <text:p text:style-name="P75">A post can have <text:span text:style-name="T19">none</text:span> or <text:span text:style-name="T19">many</text:span> subcategories</text:p>
        </text:list-item>
        <text:list-item>
          <text:p text:style-name="P75">A post can have none or many tags associated with it</text:p>
        </text:list-item>
        <text:list-item>
          <text:p text:style-name="P76">A post can have none or many images</text:p>
        </text:list-item>
        <text:list-item>
          <text:p text:style-name="P76">A post can have none or many videos</text:p>
        </text:list-item>
        <text:list-item>
          <text:p text:style-name="P77">An image or video belongs to one author</text:p>
        </text:list-item>
        <text:list-item>
          <text:p text:style-name="P78">A tag can be associated with none or many posts</text:p>
        </text:list-item>
        <text:list-item>
          <text:p text:style-name="P79">A post can have none or many comment<text:span text:style-name="T35">s</text:span></text:p>
        </text:list-item>
        <text:list-item>
          <text:p text:style-name="P79">A comment can have none or many replies</text:p>
        </text:list-item>
        <text:list-item>
          <text:p text:style-name="P80">A post has only one author</text:p>
        </text:list-item>
        <text:list-item>
          <text:p text:style-name="P80">An author can have none or many posts</text:p>
        </text:list-item>
        <text:list-item>
          <text:p text:style-name="P81">A <text:span text:style-name="T36">person</text:span> can have none or many comments</text:p>
        </text:list-item>
        <text:list-item>
          <text:p text:style-name="P82">A <text:span text:style-name="T36">person</text:span> can reply to none or many comments</text:p>
        </text:list-item>
        <text:list-item>
          <text:p text:style-name="P83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72907724885921" text:continue-numbering="true" text:style-name="List_20_1">
        <text:list-item>
          <text:p text:style-name="P84">Id – int</text:p>
        </text:list-item>
        <text:list-item>
          <text:p text:style-name="P84">Username – string</text:p>
        </text:list-item>
        <text:list-item>
          <text:p text:style-name="P84">Role – string</text:p>
        </text:list-item>
      </text:list>
      <text:p text:style-name="P21"/>
      <text:p text:style-name="P26">Post<text:span text:style-name="T29">s</text:span>:</text:p>
      <text:list xml:id="list72908959266539" text:continue-numbering="true" text:style-name="List_20_1">
        <text:list-item>
          <text:p text:style-name="P91">Id – int</text:p>
        </text:list-item>
        <text:list-item>
          <text:p text:style-name="P92">AuthorId - <text:span text:style-name="T49">int</text:span></text:p>
        </text:list-item>
        <text:list-item>
          <text:p text:style-name="P91"><text:soft-page-break/>Title – string</text:p>
        </text:list-item>
        <text:list-item>
          <text:p text:style-name="P91">Summary – string</text:p>
        </text:list-item>
        <text:list-item>
          <text:p text:style-name="P91">PostContent – string</text:p>
        </text:list-item>
        <text:list-item>
          <text:p text:style-name="P91">CategoryId – int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4"/>
      <text:p text:style-name="P33">VisualContent:</text:p>
      <text:list xml:id="list72908668799288" text:continue-numbering="true" text:style-name="List_20_1">
        <text:list-item>
          <text:p text:style-name="P93">Id – int</text:p>
        </text:list-item>
        <text:list-item>
          <text:p text:style-name="P93">PostId – int</text:p>
        </text:list-item>
        <text:list-item>
          <text:p text:style-name="P77"><text:span text:style-name="T46">PostVisual</text:span>ContentId – int</text:p>
        </text:list-item>
      </text:list>
      <text:p text:style-name="P34"/>
      <text:p text:style-name="P35">PostVisualContent:</text:p>
      <text:list xml:id="list72907371340502" text:continue-numbering="true" text:style-name="List_20_1">
        <text:list-item>
          <text:p text:style-name="P94">id – int</text:p>
        </text:list-item>
        <text:list-item>
          <text:p text:style-name="P95">AuthorId - int</text:p>
        </text:list-item>
        <text:list-item>
          <text:p text:style-name="P94">Name - string</text:p>
        </text:list-item>
        <text:list-item>
          <text:p text:style-name="P94">Description - string</text:p>
        </text:list-item>
        <text:list-item>
          <text:p text:style-name="P94">ServerLocation – string (used by content viewer)</text:p>
        </text:list-item>
        <text:list-item>
          <text:p text:style-name="P94">LocalLoaction – string (used by content editor</text:p>
        </text:list-item>
      </text:list>
      <text:p text:style-name="P21"/>
      <text:p text:style-name="P21">Categor<text:span text:style-name="T28">ies</text:span>:</text:p>
      <text:list xml:id="list72908338882573" text:continue-numbering="true" text:style-name="List_20_1">
        <text:list-item>
          <text:p text:style-name="P84">Id – int</text:p>
        </text:list-item>
        <text:list-item>
          <text:p text:style-name="P84"><text:span text:style-name="T34">Name</text:span> – string</text:p>
        </text:list-item>
        <text:list-item>
          <text:p text:style-name="P86">Description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72908490030510" text:continue-numbering="true" text:style-name="List_20_1">
        <text:list-item>
          <text:p text:style-name="P87">Id – int</text:p>
        </text:list-item>
        <text:list-item>
          <text:p text:style-name="P96">PostId – int</text:p>
        </text:list-item>
        <text:list-item>
          <text:p text:style-name="P97">PostSubCategoryId - int</text:p>
        </text:list-item>
      </text:list>
      <text:p text:style-name="P22"/>
      <text:p text:style-name="P36"><text:span text:style-name="T51">Post</text:span>SubCategories</text:p>
      <text:list xml:id="list72909099898321" text:continue-numbering="true" text:style-name="List_20_1">
        <text:list-item>
          <text:p text:style-name="P98">Id - int</text:p>
        </text:list-item>
        <text:list-item>
          <text:p text:style-name="P88"><text:span text:style-name="T33">Name</text:span> – string</text:p>
        </text:list-item>
        <text:list-item>
          <text:p text:style-name="P88">Description – string</text:p>
        </text:list-item>
        <text:list-item>
          <text:p text:style-name="P88">IsPublished – bool</text:p>
        </text:list-item>
        <text:list-item>
          <text:p text:style-name="P88">CreatedOn – DateTime</text:p>
        </text:list-item>
        <text:list-item>
          <text:p text:style-name="P88">LastModified – DateTime</text:p>
        </text:list-item>
        <text:list-item>
          <text:p text:style-name="P88">PublishedOn – DateTime</text:p>
        </text:list-item>
      </text:list>
      <text:p text:style-name="P22"/>
      <text:p text:style-name="P27">Tags:</text:p>
      <text:list xml:id="list72908514439811" text:continue-numbering="true" text:style-name="List_20_1">
        <text:list-item>
          <text:p text:style-name="P99">Id – int</text:p>
        </text:list-item>
        <text:list-item>
          <text:p text:style-name="P100">AuthorId - int</text:p>
        </text:list-item>
        <text:list-item>
          <text:p text:style-name="P99"><text:span text:style-name="T32">TagName</text:span> - <text:span text:style-name="T30">string</text:span></text:p>
        </text:list-item>
        <text:list-item>
          <text:p text:style-name="P89">CreatedOn – DateTime</text:p>
        </text:list-item>
        <text:list-item>
          <text:p text:style-name="P89">LastModified – DateTime</text:p>
        </text:list-item>
      </text:list>
      <text:p text:style-name="P23"/>
      <text:p text:style-name="P32"><text:soft-page-break/>PostTags:</text:p>
      <text:list xml:id="list72908619822731" text:continue-numbering="true" text:style-name="List_20_1">
        <text:list-item>
          <text:p text:style-name="P101">Id – int</text:p>
        </text:list-item>
        <text:list-item>
          <text:p text:style-name="P101">PostId – int</text:p>
        </text:list-item>
        <text:list-item>
          <text:p text:style-name="P101">TagId - <text:span text:style-name="T45">int</text:span></text:p>
        </text:list-item>
      </text:list>
      <text:p text:style-name="P23"/>
      <text:p text:style-name="P28">Comments:</text:p>
      <text:list xml:id="list72908787620305" text:continue-numbering="true" text:style-name="List_20_1">
        <text:list-item>
          <text:p text:style-name="P102">CommentId – int</text:p>
        </text:list-item>
        <text:list-item>
          <text:p text:style-name="P104">PostId – int</text:p>
        </text:list-item>
        <text:list-item>
          <text:p text:style-name="P105">PostCommentId - int</text:p>
        </text:list-item>
      </text:list>
      <text:p text:style-name="P25"/>
      <text:p text:style-name="P37">PostComments:</text:p>
      <text:list xml:id="list72907870322071" text:continue-numbering="true" text:style-name="List_20_1">
        <text:list-item>
          <text:p text:style-name="P106">Id - int</text:p>
        </text:list-item>
        <text:list-item>
          <text:p text:style-name="P103">ParentId – int <text:span text:style-name="T38">(CommentId </text:span><text:span text:style-name="T39">used when replying to a comment)</text:span></text:p>
        </text:list-item>
        <text:list-item>
          <text:p text:style-name="P107">Level – bit (0 for initial comment, 1 for reply)</text:p>
        </text:list-item>
        <text:list-item>
          <text:p text:style-name="P103">PersonId – int</text:p>
        </text:list-item>
        <text:list-item>
          <text:p text:style-name="P103">CommentContent – string</text:p>
        </text:list-item>
        <text:list-item>
          <text:p text:style-name="P90">IsPublished – bool</text:p>
        </text:list-item>
        <text:list-item>
          <text:p text:style-name="P90">CreatedOn – DateTime</text:p>
        </text:list-item>
        <text:list-item>
          <text:p text:style-name="P90">LastModified – DateTime</text:p>
        </text:list-item>
        <text:list-item>
          <text:p text:style-name="P90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72907568691730" text:continue-numbering="true" text:style-name="List_20_1">
        <text:list-item>
          <text:p text:style-name="P108">Create a github repository</text:p>
        </text:list-item>
        <text:list-item>
          <text:p text:style-name="P109">Create the project</text:p>
          <text:list>
            <text:list-item>
              <text:p text:style-name="P109">Will consist of:</text:p>
              <text:list>
                <text:list-item>
                  <text:p text:style-name="P110">Database Project for the content</text:p>
                </text:list-item>
                <text:list-item>
                  <text:p text:style-name="P110">The access control database will be be created using EF Codefirst inside the Blazor project</text:p>
                </text:list-item>
                <text:list-item>
                  <text:p text:style-name="P110">Models</text:p>
                </text:list-item>
                <text:list-item>
                  <text:p text:style-name="P110">DTOs</text:p>
                </text:list-item>
                <text:list-item>
                  <text:p text:style-name="P110">Repository – <text:span text:style-name="T18">Dapper will be used</text:span></text:p>
                </text:list-item>
                <text:list-item>
                  <text:p text:style-name="P111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11">Blazor <text:span text:style-name="T42">Server</text:span></text:p>
                </text:list-item>
                <text:list-item>
                  <text:p text:style-name="P112">WPF</text:p>
                </text:list-item>
              </text:list>
            </text:list-item>
          </text:list>
        </text:list-item>
        <text:list-item>
          <text:p text:style-name="P113">Create the content database</text:p>
        </text:list-item>
        <text:list-item>
          <text:p text:style-name="P114">Import into database project</text:p>
        </text:list-item>
        <text:list-item>
          <text:p text:style-name="P115">Add the required tables</text:p>
        </text:list-item>
        <text:list-item>
          <text:p text:style-name="P113">Create the acces<text:span text:style-name="T44">s</text:span> control database</text:p>
        </text:list-item>
        <text:list-item>
          <text:p text:style-name="P113">Implement authentication and authorisation in the <text:span text:style-name="T23">blazor app – code first</text:span></text:p>
          <text:list>
            <text:list-item>
              <text:p text:style-name="P116">Create the navbar to allow registration and login</text:p>
            </text:list-item>
            <text:list-item>
              <text:p text:style-name="P117">Make the navbar responsive by collapsing the menu at a certain width</text:p>
            </text:list-item>
            <text:list-item>
              <text:p text:style-name="P117"><text:soft-page-break/>Add a drop down menu selection when clicking on the hamburger menu</text:p>
            </text:list-item>
            <text:list-item>
              <text:p text:style-name="P116">Style the registraion page</text:p>
            </text:list-item>
            <text:list-item>
              <text:p text:style-name="P116">Style the login page</text:p>
            </text:list-item>
            <text:list-item>
              <text:p text:style-name="P116">Style the user account page<text:span text:style-name="T53">s</text:span></text:p>
            </text:list-item>
            <text:list-item>
              <text:p text:style-name="P118">Implement mail service</text:p>
            </text:list-item>
            <text:list-item>
              <text:p text:style-name="P116">Implement email confirmation on registration</text:p>
            </text:list-item>
            <text:list-item>
              <text:p text:style-name="P119">Implement forgot password workflow </text:p>
            </text:list-item>
            <text:list-item>
              <text:p text:style-name="P120">Seed Administrator, Author and user roles</text:p>
            </text:list-item>
            <text:list-item>
              <text:p text:style-name="P120">Add default Admin username and password. Password can be changed id required</text:p>
            </text:list-item>
            <text:list-item>
              <text:p text:style-name="P121">Add optional first and last name under user account details. </text:p>
            </text:list-item>
            <text:list-item>
              <text:p text:style-name="P121">Remove the phone number field</text:p>
            </text:list-item>
            <text:list-item>
              <text:p text:style-name="P122">Style the delete personal data page</text:p>
            </text:list-item>
            <text:list-item>
              <text:p text:style-name="P123">Add a display name for a new user to show on any of their comments</text:p>
            </text:list-item>
            <text:list-item>
              <text:p text:style-name="P124">Display name needs to be unique</text:p>
            </text:list-item>
            <text:list-item>
              <text:p text:style-name="P125">Email must be unique</text:p>
            </text:list-item>
            <text:list-item>
              <text:p text:style-name="P126">create helpers to check for uniqueness or create validators to do it</text:p>
            </text:list-item>
            <text:list-item>
              <text:p text:style-name="P127">Add field to <text:span text:style-name="T55">register</text:span> page</text:p>
            </text:list-item>
            <text:list-item>
              <text:p text:style-name="P127">Add <text:span text:style-name="T56">display name</text:span> field to profile page</text:p>
            </text:list-item>
            <text:list-item>
              <text:p text:style-name="P133">When registering add the user to the person table in ContentManagementDB</text:p>
            </text:list-item>
            <text:list-item>
              <text:p text:style-name="P134">Add a user repository</text:p>
            </text:list-item>
            <text:list-item>
              <text:p text:style-name="P134">Add a service to interact with the repository</text:p>
            </text:list-item>
            <text:list-item>
              <text:p text:style-name="P134">Add a person model</text:p>
            </text:list-item>
            <text:list-item>
              <text:p text:style-name="P128">Test email confirmation</text:p>
            </text:list-item>
            <text:list-item>
              <text:p text:style-name="P135">Test account password reset</text:p>
            </text:list-item>
            <text:list-item>
              <text:p text:style-name="P135">Test forgot password link</text:p>
            </text:list-item>
            <text:list-item>
              <text:p text:style-name="P136">Test resend email confirmation</text:p>
            </text:list-item>
          </text:list>
        </text:list-item>
        <text:list-item>
          <text:p text:style-name="P129">Set up serilog in blazor server project</text:p>
        </text:list-item>
        <text:list-item>
          <text:p text:style-name="P129">Add ContentManagementLogsDB</text:p>
        </text:list-item>
        <text:list-item>
          <text:p text:style-name="P129">All logs to be saved in ContentManagementLogsDB</text:p>
        </text:list-item>
        <text:list-item>
          <text:p text:style-name="P137">Implement authentication <text:span text:style-name="T22">and authorization </text:span>in the WebAPI and WPF app</text:p>
          <text:list>
            <text:list-item>
              <text:p text:style-name="P138">Web API</text:p>
              <text:list>
                <text:list-item>
                  <text:p text:style-name="P138">I<text:span text:style-name="T58">mplement register new user</text:span></text:p>
                </text:list-item>
                <text:list-item>
                  <text:p text:style-name="P130">implement user login</text:p>
                </text:list-item>
                <text:list-item>
                  <text:p text:style-name="P130">implement user change password</text:p>
                </text:list-item>
              </text:list>
            </text:list-item>
          </text:list>
        </text:list-item>
      </text:list>
      <text:p text:style-name="P38"/>
      <text:list xml:id="list72907845605166" text:continue-numbering="true" text:style-name="List_20_1">
        <text:list-item>
          <text:list>
            <text:list-item>
              <text:p text:style-name="P139">WPF Client</text:p>
              <text:list>
                <text:list-item>
                  <text:p text:style-name="P131">Add Appsettings.json file</text:p>
                </text:list-item>
                <text:list-item>
                  <text:p text:style-name="P131">Add API Base Address to AppSettings.Json</text:p>
                </text:list-item>
                <text:list-item>
                  <text:p text:style-name="P132">Implement Http Client service</text:p>
                </text:list-item>
                <text:list-item>
                  <text:p text:style-name="P139">Implement User Service</text:p>
                  <text:list>
                    <text:list-item>
                      <text:p text:style-name="P132">Login</text:p>
                    </text:list-item>
                    <text:list-item>
                      <text:p text:style-name="P139">change password</text:p>
                    </text:list-item>
                    <text:list-item>
                      <text:p text:style-name="P139">register – <text:span text:style-name="T59">Admin can add new user accounts</text:span></text:p>
                    </text:list-item>
                  </text:list>
                </text:list-item>
                <text:list-item>
                  <text:p text:style-name="P140">Add Serilog</text:p>
                  <text:list>
                    <text:list-item>
                      <text:p text:style-name="P140">Add Service</text:p>
                    </text:list-item>
                    <text:list-item>
                      <text:p text:style-name="P140">Add to configuration file</text:p>
                    </text:list-item>
                    <text:list-item>
                      <text:p text:style-name="P140">create table in logging databas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4-03T07:29:06.934000000</dc:date>
    <meta:editing-duration>PT20H50M8S</meta:editing-duration>
    <meta:editing-cycles>230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217" meta:word-count="1587" meta:character-count="8403" meta:non-whitespace-character-count="7166"/>
  </office:meta>
</office:document-meta>
</file>